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4pt" fo:font-weight="bold" style:font-name-asian="TrebuchetMS" style:font-size-asian="24pt" style:font-weight-asian="bold" style:font-name-complex="TrebuchetMS" style:font-size-complex="24pt" style:font-weight-complex="bold"/>
    </style:style>
    <style:style style:name="P3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6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P9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11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1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fo:color="#2f2f2f" style:font-name="ArialMT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4" style:family="text">
      <style:text-properties fo:color="#2f2f2f" style:font-name="ArialMT" fo:font-size="20pt" style:text-underline-style="none" fo:font-weight="normal" style:font-name-asian="ArialMT" style:font-size-asian="20pt" style:font-weight-asian="normal" style:font-name-complex="ArialMT" style:font-size-complex="20pt" style:font-weight-complex="normal"/>
    </style:style>
    <style:style style:name="T5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7" style:family="text">
      <style:text-properties style:use-window-font-color="true" style:font-name="ArialMT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ntastic Garlic Bread</text:p>
      <text:p text:style-name="P6">Serves: <text:span text:style-name="T8">4 servings</text:span></text:p>
      <text:p text:style-name="P3"/>
      <text:p text:style-name="P1">Ingredients</text:p>
      <text:p text:style-name="P11">2 mini baguettes, sliced lengthwise</text:p>
      <text:p text:style-name="P11">1/2 cup butter, room temperature</text:p>
      <text:p text:style-name="P11">6 cloves garlic, mashed into paste with some salt</text:p>
      <text:p text:style-name="P11">1/4 teaspoon onion powder</text:p>
      <text:p text:style-name="P10"><text:a xlink:type="simple" xlink:href="http://www.foodterms.com/encyclopedia/salt/index.html"><text:span text:style-name="T4">Kosher salt</text:span></text:a></text:p>
      <text:p text:style-name="P10"><text:span text:style-name="T7">1/4 cup grated aged </text:span><text:a xlink:type="simple" xlink:href="http://www.foodterms.com/encyclopedia/asiago/index.html"><text:span text:style-name="T4">Asiago</text:span></text:a><text:span text:style-name="T7"> cheese</text:span></text:p>
      <text:p text:style-name="P10"><text:span text:style-name="T7">1 tablespoon chopped </text:span><text:a xlink:type="simple" xlink:href="http://www.foodterms.com/encyclopedia/parsley/index.html"><text:span text:style-name="T4">parsley</text:span></text:a><text:span text:style-name="T7"> leaves</text:span></text:p>
      <text:p text:style-name="P1">Directions</text:p>
      <text:p text:style-name="P8">Preheat the oven to 400 degrees F.</text:p>
      <text:p text:style-name="P8"/>
      <text:p text:style-name="P9"><text:span text:style-name="T7">Arrange the sliced baguettes on a baking sheet lined with aluminum foil. In a small bowl, mix together the butter, garlic, onion powder and salt, to taste. Spread the </text:span><text:a xlink:type="simple" xlink:href="http://www.foodterms.com/encyclopedia/garlic-butter/index.html"><text:span text:style-name="T4">garlic butter</text:span></text:a><text:span text:style-name="T7"> evenly on the inside of the bread. Bake until edges are golden, about 10 minutes. Remove from oven, sprinkle with </text:span><text:a xlink:type="simple" xlink:href="http://www.foodterms.com/encyclopedia/cheese/index.html"><text:span text:style-name="T4">cheese</text:span></text:a><text:span text:style-name="T7"> and parsley, then return to oven for another 3 minutes. Slice into a small pieces and serve warm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10T14:30:59</meta:creation-date>
    <meta:document-statistic meta:table-count="0" meta:image-count="0" meta:object-count="0" meta:page-count="1" meta:paragraph-count="13" meta:word-count="121" meta:character-count="714"/>
    <dc:date>2011-08-10T14:34:26</dc:date>
    <dc:creator>Robert Houk</dc:creator>
    <meta:editing-duration>PT00H03M27S</meta:editing-duration>
    <meta:editing-cycles>1</meta:editing-cycles>
    <meta:generator>OpenOffice.org/3.2$Unix OpenOffice.org_project/320m18$Build-9502</meta:generator>
  </office:meta>
</office:document-meta>
</file>